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Segoe UI" svg:font-family="'Segoe UI'" style:font-adornments="Norm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21fc" officeooo:paragraph-rsid="001621fc"/>
    </style:style>
    <style:style style:name="P2" style:family="paragraph" style:parent-style-name="Standard">
      <style:text-properties officeooo:rsid="0016bf17" officeooo:paragraph-rsid="0016bf17"/>
    </style:style>
    <style:style style:name="P3" style:family="paragraph" style:parent-style-name="Standard">
      <style:text-properties officeooo:rsid="0016bf17" officeooo:paragraph-rsid="00169a06"/>
    </style:style>
    <style:style style:name="P4" style:family="paragraph" style:parent-style-name="Standard">
      <style:text-properties fo:font-size="16pt" style:text-underline-style="solid" style:text-underline-width="auto" style:text-underline-color="font-color" fo:font-weight="bold" officeooo:rsid="001621fc" officeooo:paragraph-rsid="001621fc" style:font-weight-asian="bold" style:font-weight-complex="bold"/>
    </style:style>
    <style:style style:name="P5" style:family="paragraph" style:parent-style-name="Standard">
      <style:text-properties fo:font-size="16pt" style:text-underline-style="solid" style:text-underline-width="auto" style:text-underline-color="font-color" fo:font-weight="bold" officeooo:rsid="001b9f6f" officeooo:paragraph-rsid="001b9f6f" style:font-weight-asian="bold" style:font-weight-complex="bold"/>
    </style:style>
    <style:style style:name="P6" style:family="paragraph" style:parent-style-name="Standard">
      <style:text-properties fo:font-size="16pt" style:text-underline-style="solid" style:text-underline-width="auto" style:text-underline-color="font-color" fo:font-weight="bold" officeooo:rsid="001ed8da" officeooo:paragraph-rsid="001ed8da" style:font-weight-asian="bold" style:font-weight-complex="bold"/>
    </style:style>
    <style:style style:name="P7" style:family="paragraph" style:parent-style-name="Standard">
      <style:text-properties fo:font-size="12pt" fo:font-weight="normal" officeooo:rsid="001621fc" officeooo:paragraph-rsid="001621fc" style:font-weight-asian="normal" style:font-weight-complex="normal"/>
    </style:style>
    <style:style style:name="P8" style:family="paragraph" style:parent-style-name="Standard">
      <style:text-properties officeooo:rsid="0024b069" officeooo:paragraph-rsid="0024b069"/>
    </style:style>
    <style:style style:name="P9" style:family="paragraph" style:parent-style-name="Standard">
      <style:text-properties officeooo:rsid="00257fef" officeooo:paragraph-rsid="00257fef"/>
    </style:style>
    <style:style style:name="P10" style:family="paragraph" style:parent-style-name="Standard">
      <style:text-properties officeooo:rsid="00264f21" officeooo:paragraph-rsid="00264f21"/>
    </style:style>
    <style:style style:name="P11" style:family="paragraph" style:parent-style-name="Standard">
      <style:paragraph-properties fo:break-before="page"/>
      <style:text-properties officeooo:rsid="00264f21" officeooo:paragraph-rsid="00264f21"/>
    </style:style>
    <style:style style:name="P12" style:family="paragraph" style:parent-style-name="Standard" style:list-style-name="L1">
      <style:text-properties officeooo:rsid="001621fc" officeooo:paragraph-rsid="00169a06"/>
    </style:style>
    <style:style style:name="P13" style:family="paragraph" style:parent-style-name="Standard" style:list-style-name="L1">
      <style:text-properties officeooo:rsid="001621fc" officeooo:paragraph-rsid="001621fc"/>
    </style:style>
    <style:style style:name="P14" style:family="paragraph" style:parent-style-name="Standard" style:list-style-name="L1">
      <style:text-properties officeooo:rsid="00169a06" officeooo:paragraph-rsid="00169a06"/>
    </style:style>
    <style:style style:name="P15" style:family="paragraph" style:parent-style-name="Standard" style:list-style-name="L2">
      <style:text-properties fo:font-size="16pt" style:text-underline-style="solid" style:text-underline-width="auto" style:text-underline-color="font-color" fo:font-weight="bold" officeooo:rsid="0016bf17" officeooo:paragraph-rsid="0016bf17" style:font-weight-asian="bold" style:font-weight-complex="bold"/>
    </style:style>
    <style:style style:name="P16" style:family="paragraph" style:parent-style-name="Standard" style:list-style-name="L2">
      <style:text-properties officeooo:rsid="0016bf17" officeooo:paragraph-rsid="0016bf17"/>
    </style:style>
    <style:style style:name="P17" style:family="paragraph" style:parent-style-name="Standard" style:list-style-name="L2">
      <style:text-properties officeooo:rsid="00181497" officeooo:paragraph-rsid="00181497"/>
    </style:style>
    <style:style style:name="P18" style:family="paragraph" style:parent-style-name="Standard" style:list-style-name="L2">
      <style:text-properties officeooo:rsid="0019b2b2" officeooo:paragraph-rsid="0019b2b2"/>
    </style:style>
    <style:style style:name="P19" style:family="paragraph" style:parent-style-name="Standard" style:list-style-name="L2">
      <style:text-properties officeooo:rsid="001b9f6f" officeooo:paragraph-rsid="001b9f6f"/>
    </style:style>
    <style:style style:name="P20" style:family="paragraph" style:parent-style-name="Standard" style:list-style-name="L2">
      <style:text-properties officeooo:rsid="001bf016" officeooo:paragraph-rsid="001bf016"/>
    </style:style>
    <style:style style:name="P21" style:family="paragraph" style:parent-style-name="Standard" style:list-style-name="L2">
      <style:text-properties officeooo:rsid="001ca2ed" officeooo:paragraph-rsid="001ca2ed"/>
    </style:style>
    <style:style style:name="P22" style:family="paragraph" style:parent-style-name="Standard" style:list-style-name="L2">
      <style:text-properties officeooo:rsid="001e689b" officeooo:paragraph-rsid="001e689b"/>
    </style:style>
    <style:style style:name="P23" style:family="paragraph" style:parent-style-name="Standard" style:list-style-name="L2">
      <style:text-properties officeooo:rsid="001ed8da" officeooo:paragraph-rsid="001ed8da"/>
    </style:style>
    <style:style style:name="P24" style:family="paragraph" style:parent-style-name="Standard" style:list-style-name="L2">
      <style:text-properties officeooo:rsid="001f3c1f" officeooo:paragraph-rsid="001f3c1f"/>
    </style:style>
    <style:style style:name="P25" style:family="paragraph" style:parent-style-name="Standard" style:list-style-name="L2">
      <style:text-properties officeooo:rsid="002113fc" officeooo:paragraph-rsid="002113fc"/>
    </style:style>
    <style:style style:name="P26" style:family="paragraph" style:parent-style-name="Standard" style:list-style-name="L2">
      <style:text-properties officeooo:rsid="00244494" officeooo:paragraph-rsid="00244494"/>
    </style:style>
    <style:style style:name="P27" style:family="paragraph" style:parent-style-name="Standard" style:list-style-name="L2">
      <style:text-properties officeooo:rsid="0024b069" officeooo:paragraph-rsid="0024b069"/>
    </style:style>
    <style:style style:name="P28" style:family="paragraph" style:parent-style-name="Standard" style:list-style-name="L3">
      <style:text-properties officeooo:rsid="00264f21" officeooo:paragraph-rsid="00264f21"/>
    </style:style>
    <style:style style:name="P29" style:family="paragraph" style:parent-style-name="Standard" style:list-style-name="L3">
      <style:text-properties officeooo:rsid="0026ea25" officeooo:paragraph-rsid="0026ea25"/>
    </style:style>
    <style:style style:name="P30" style:family="paragraph" style:parent-style-name="Standard" style:list-style-name="L3">
      <style:text-properties officeooo:rsid="002758ba" officeooo:paragraph-rsid="002758ba"/>
    </style:style>
    <style:style style:name="P31" style:family="paragraph" style:parent-style-name="Standard" style:list-style-name="L3">
      <style:text-properties officeooo:rsid="0028b5a1" officeooo:paragraph-rsid="0028b5a1"/>
    </style:style>
    <style:style style:name="P32" style:family="paragraph" style:parent-style-name="Standard" style:list-style-name="L3">
      <style:text-properties officeooo:rsid="0028eb35" officeooo:paragraph-rsid="0028eb35"/>
    </style:style>
    <style:style style:name="P33" style:family="paragraph" style:parent-style-name="Standard" style:list-style-name="L3">
      <style:text-properties officeooo:rsid="002a7240" officeooo:paragraph-rsid="002a7240"/>
    </style:style>
    <style:style style:name="P34" style:family="paragraph" style:parent-style-name="Standard" style:list-style-name="L2">
      <style:paragraph-properties fo:break-before="page"/>
      <style:text-properties fo:font-size="16pt" style:text-underline-style="solid" style:text-underline-width="auto" style:text-underline-color="font-color" fo:font-weight="bold" officeooo:rsid="001b9f6f" officeooo:paragraph-rsid="001b9f6f" style:font-weight-asian="bold" style:font-weight-complex="bold"/>
    </style:style>
    <style:style style:name="P35" style:family="paragraph" style:parent-style-name="Standard" style:list-style-name="L2">
      <style:paragraph-properties fo:break-before="page"/>
      <style:text-properties fo:font-size="16pt" style:text-underline-style="solid" style:text-underline-width="auto" style:text-underline-color="font-color" fo:font-weight="bold" officeooo:rsid="001ed8da" officeooo:paragraph-rsid="001ed8da" style:font-weight-asian="bold" style:font-weight-complex="bold"/>
    </style:style>
    <style:style style:name="T1" style:family="text">
      <style:text-properties officeooo:rsid="001ca2ed"/>
    </style:style>
    <style:style style:name="T2" style:family="text">
      <style:text-properties officeooo:rsid="001ed8da"/>
    </style:style>
    <style:style style:name="T3" style:family="text">
      <style:text-properties officeooo:rsid="0022d5b2"/>
    </style:style>
    <style:style style:name="T4" style:family="text">
      <style:text-properties officeooo:rsid="00257fef"/>
    </style:style>
    <style:style style:name="T5" style:family="text">
      <style:text-properties officeooo:rsid="002758ba"/>
    </style:style>
    <style:style style:name="T6" style:family="text">
      <style:text-properties officeooo:rsid="0028b5a1"/>
    </style:style>
    <style:style style:name="T7"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fo:text-align="center">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fo:text-align="center">
          <style:list-level-label-alignment text:label-followed-by="listtab" text:list-tab-stop-position="2.54cm" fo:text-indent="-0.635cm" fo:margin-left="2.54cm"/>
        </style:list-level-properties>
        <style:text-properties style:font-name="Segoe UI"/>
      </text:list-level-style-bullet>
      <text:list-level-style-bullet text:level="4" text:bullet-char="▪">
        <style:list-level-properties text:list-level-position-and-space-mode="label-alignment" fo:text-align="center">
          <style:list-level-label-alignment text:label-followed-by="listtab" text:list-tab-stop-position="3.175cm" fo:text-indent="-0.635cm" fo:margin-left="3.175cm"/>
        </style:list-level-properties>
        <style:text-properties style:font-name="Segoe UI"/>
      </text:list-level-style-bullet>
      <text:list-level-style-number text:level="5" style:num-suffix="." style:num-format="I">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mentaire de texte en philosophie</text:p>
      <text:p text:style-name="P7">Aristote, livre I, chapitre 6</text:p>
      <text:p text:style-name="P1"/>
      <text:list xml:id="list82800232470884184" text:style-name="L1">
        <text:list-item>
          <text:p text:style-name="P12">Thème : </text:p>
          <text:list>
            <text:list-header>
              <text:p text:style-name="P12">Le bonheur</text:p>
            </text:list-header>
          </text:list>
        </text:list-item>
        <text:list-item>
          <text:p text:style-name="P13">Question : </text:p>
          <text:list>
            <text:list-header>
              <text:p text:style-name="P13">Quelle est la nature du bonheur ? </text:p>
              <text:p text:style-name="P13">À quelle condition peut-on identifier la nature du bonheur ?</text:p>
            </text:list-header>
          </text:list>
        </text:list-item>
        <text:list-item>
          <text:p text:style-name="P13">Thèse : </text:p>
          <text:list>
            <text:list-header>
              <text:p text:style-name="P14">« le bien pour l’homme consiste dans une activité de l’âme en accord avec la vertu »</text:p>
            </text:list-header>
          </text:list>
        </text:list-item>
        <text:list-item>
          <text:p text:style-name="P14">Enjeux :</text:p>
          <text:list>
            <text:list-header>
              <text:p text:style-name="P14">Atteindre le bonheur</text:p>
              <text:list>
                <text:list-header>
                  <text:p text:style-name="P14">(Si on n’identifie pas le bonheur, on a peu de chances de l’atteindre)</text:p>
                </text:list-header>
              </text:list>
            </text:list-header>
          </text:list>
        </text:list-item>
        <text:list-item>
          <text:p text:style-name="P13">Plan :</text:p>
          <text:list>
            <text:list-header>
              <text:p text:style-name="P14">Dans un premier temps, Aristote cherche à savoir si l’homme a une fonction (l.1-11). Dans un deuxième temps, il va chercher à déterminer quelle est cette fonction (l.11-20). Et dans un troisième temps, il détermine la nature du bonheur (l.20-34)</text:p>
            </text:list-header>
          </text:list>
        </text:list-item>
      </text:list>
      <text:p text:style-name="P3"/>
      <text:p text:style-name="P2"/>
      <text:list xml:id="list7071611602484198694" text:style-name="L2">
        <text:list-item>
          <text:p text:style-name="P15">L’homme a-t-il une fonction ?</text:p>
          <text:list>
            <text:list-item>
              <text:p text:style-name="P16">Pour Aristote, tout ce que l’on fait est fait dans le but d’être heureux</text:p>
            </text:list-item>
            <text:list-item>
              <text:p text:style-name="P16">Il semble que la fonction soit liée à la finalité, au but</text:p>
              <text:list>
                <text:list-header>
                  <text:p text:style-name="P16">Identifier la fonction de l’homme, c’est identifier ce pourquoi il existe</text:p>
                </text:list-header>
              </text:list>
            </text:list-item>
            <text:list-item>
              <text:p text:style-name="P17">Plusieurs analogies</text:p>
              <text:list>
                <text:list-item>
                  <text:p text:style-name="P16">Il compare les métiers, qui impliquent une fonction, et l’homme lui-même</text:p>
                  <text:list>
                    <text:list-header>
                      <text:p text:style-name="P16">Homme <text:tab/>→ La fonction de l’homme lui-même</text:p>
                      <text:p text:style-name="P16">Professionnel <text:tab/>→ Le métier du professionnel</text:p>
                      <text:list>
                        <text:list-header>
                          <text:p text:style-name="P16">Il prend pour exemples des métiers naturels</text:p>
                        </text:list-header>
                      </text:list>
                      <text:p text:style-name="P16">Quand on se rend chez un professionnel, on s’attend à ce qu’il fasse son métier</text:p>
                      <text:list text:continue-numbering="true">
                        <text:list-header>
                          <text:p text:style-name="P16">Du coup, n’en est-il pas de même pour l’homme ?</text:p>
                        </text:list-header>
                      </text:list>
                    </text:list-header>
                  </text:list>
                  <text:p text:style-name="P17">Les comportements inhumains sont contraires à ce que devrait faire un être humain</text:p>
                </text:list-item>
                <text:list-item>
                  <text:p text:style-name="P17">« Ou bien encore, de même qu’un œil, une main, un pied et d’une manière générale, chaque partie d’un corps, a manifestement une certaine fonction à remplir, ne doit-on pas admettre que l’homme a, lui aussi, une fonction déterminée ? »</text:p>
                </text:list-item>
              </text:list>
            </text:list-item>
            <text:list-item>
              <text:p text:style-name="P18">La vision d’Aristote est une vision finaliste : Pour lui, la nature agit en vue d’une fin</text:p>
            </text:list-item>
          </text:list>
          <text:p text:style-name="P18"/>
          <text:p text:style-name="P19">Une fois établie l’existence de la fonction, Aristote cherche à savoir ce qu’est la fonction.</text:p>
          <text:p text:style-name="P18"/>
        </text:list-item>
      </text:list>
      <text:p text:style-name="P5"/>
      <text:list xml:id="list154115295120864" text:continue-numbering="true" text:style-name="L2">
        <text:list-item>
          <text:p text:style-name="P34">Quelle est la fonction de l’homme ?</text:p>
          <text:list>
            <text:list-item>
              <text:p text:style-name="P19">Aristote procède par élimination : </text:p>
              <text:list>
                <text:list-item>
                  <text:p text:style-name="P19">Il cherche une fonction propre à l’homme, donc il élimine les fonctions communes aux êtres vivants</text:p>
                  <text:list>
                    <text:list-item>
                      <text:p text:style-name="P19">La vie de nutrition et de croissance</text:p>
                      <text:list>
                        <text:list-header>
                          <text:p text:style-name="P20">commun à tous les êtres vivants</text:p>
                        </text:list-header>
                      </text:list>
                    </text:list-item>
                    <text:list-item>
                      <text:p text:style-name="P19">La vie sensitive</text:p>
                      <text:list>
                        <text:list-header>
                          <text:p text:style-name="P20">commun aux animaux</text:p>
                        </text:list-header>
                      </text:list>
                    </text:list-item>
                  </text:list>
                </text:list-item>
                <text:list-item>
                  <text:p text:style-name="P19">« <text:span text:style-name="T1">Reste donc une certaine </text:span>vie <text:span text:style-name="T1">pratique de la partie rationnelle de l’âme »</text:span></text:p>
                  <text:list>
                    <text:list-header>
                      <text:p text:style-name="P21">Ça regroupe l’intelligence et la volonté</text:p>
                    </text:list-header>
                  </text:list>
                </text:list-item>
              </text:list>
            </text:list-item>
            <text:list-item>
              <text:p text:style-name="P22">« L’expression ‘vie rationnelle’ étant ainsi prise en un double sens … »</text:p>
              <text:list>
                <text:list-item>
                  <text:p text:style-name="P22">Référence : Distinction puissance/acte</text:p>
                  <text:list>
                    <text:list-item>
                      <text:p text:style-name="P22">La puissance renvoie à ce qui peut exister</text:p>
                      <text:list>
                        <text:list-header>
                          <text:p text:style-name="P22">On est en puissance quand on peut faire quelque chose</text:p>
                        </text:list-header>
                      </text:list>
                    </text:list-item>
                    <text:list-item>
                      <text:p text:style-name="P22">L’acte renvoie à ce qui existe effectivement</text:p>
                      <text:list>
                        <text:list-header>
                          <text:p text:style-name="P22">On est en acte quand on le fait en ce moment</text:p>
                        </text:list-header>
                      </text:list>
                      <text:p text:style-name="P22">Puissance → Acte</text:p>
                      <text:list text:continue-numbering="true">
                        <text:list-header>
                          <text:p text:style-name="P22">ex : ignorance → science → exercice</text:p>
                        </text:list-header>
                      </text:list>
                      <text:p text:style-name="P22">On est toujours en puissance</text:p>
                      <text:list text:continue-numbering="true">
                        <text:list-header>
                          <text:p text:style-name="P22">(si je suis assis, je suis en puissance de me lever, et inversement)</text:p>
                        </text:list-header>
                      </text:list>
                    </text:list-item>
                  </text:list>
                </text:list-item>
                <text:list-item>
                  <text:p text:style-name="P22">« … nous devons établir qu’il s’agit ici de la vie selon le point de vue de l’exercice »</text:p>
                  <text:list>
                    <text:list-item>
                      <text:p text:style-name="P22"><text:span text:style-name="T2">C’est à dire</text:span> l’acte</text:p>
                      <text:p text:style-name="P23">« c’est cette vie-là qui paraît bien donner au terme son sens le plus plein »</text:p>
                    </text:list-item>
                  </text:list>
                </text:list-item>
              </text:list>
            </text:list-item>
          </text:list>
          <text:p text:style-name="P23"/>
        </text:list-item>
      </text:list>
      <text:p text:style-name="P6"/>
      <text:list xml:id="list154116231806717" text:continue-numbering="true" text:style-name="L2">
        <text:list-item>
          <text:p text:style-name="P35">Quelle est la nature du bonheur ?</text:p>
          <text:list>
            <text:list-item>
              <text:p text:style-name="P24">« cette fonction est génériquement la même dans un individu quelconque et dans un individu de mérite »</text:p>
              <text:list>
                <text:list-item>
                  <text:p text:style-name="P24">Distinction genre/espèce</text:p>
                  <text:list>
                    <text:list-item>
                      <text:p text:style-name="P24">Le genre dit essentiellement ce qu’est une chose d’une manière générale</text:p>
                    </text:list-item>
                    <text:list-item>
                      <text:p text:style-name="P24">L’espèce dit essentiellement ce qu’est une chose, mais de façon distinct</text:p>
                      <text:list>
                        <text:list-header>
                          <text:p text:style-name="P24">L’être humain est une espèce dans le genre être animal, </text:p>
                          <text:p text:style-name="P24">et l’être animal est une espèce dans le genre être vivant</text:p>
                        </text:list-header>
                      </text:list>
                    </text:list-item>
                  </text:list>
                </text:list-item>
              </text:list>
            </text:list-item>
            <text:list-item>
              <text:p text:style-name="P25">« le bien pour l’homme consiste dans une activité de l’âme en accord avec la vertu »</text:p>
              <text:list>
                <text:list-item>
                  <text:p text:style-name="P25">4 vertus importantes chez Aristote</text:p>
                  <text:list>
                    <text:list-item>
                      <text:p text:style-name="P25">Le courage : <text:tab/><text:tab/>La capacité à affronter les dangers</text:p>
                    </text:list-item>
                    <text:list-item>
                      <text:p text:style-name="P25">La tempérance : <text:tab/>Le fait d’avoir une attitude correcte à l’égard des désirs</text:p>
                    </text:list-item>
                    <text:list-item>
                      <text:p text:style-name="P25">La prudence : <text:tab/><text:tab/>La capacité à prendre des bonnes décisions dans le concret</text:p>
                    </text:list-item>
                    <text:list-item>
                      <text:p text:style-name="P25">La justice : <text:tab/><text:tab/><text:span text:style-name="T3">La disposition à rendre à chacun ce qui lui revient</text:span></text:p>
                    </text:list-item>
                  </text:list>
                </text:list-item>
              </text:list>
              <text:p text:style-name="P26">« et cela dans une vie accomplie jusqu’à son terme »</text:p>
              <text:list text:continue-numbering="true">
                <text:list-item>
                  <text:p text:style-name="P26">L’acquisition des vertus est longue et difficile</text:p>
                </text:list-item>
              </text:list>
              <text:p text:style-name="P26">//</text:p>
            </text:list-item>
            <text:list-item>
              <text:p text:style-name="P26">Modèles de vie</text:p>
              <text:list>
                <text:list-item>
                  <text:p text:style-name="P26">Politique, être au service du bien commun</text:p>
                </text:list-item>
                <text:list-item>
                  <text:p text:style-name="P26">Contemplative, contempler les vérités les plus haute</text:p>
                </text:list-item>
              </text:list>
              <text:p text:style-name="P27">//</text:p>
            </text:list-item>
            <text:list-item>
              <text:p text:style-name="P27">Il ne faut pas faire à autrui ce qu’on n’aimerait pas qu’on nous fasse</text:p>
              <text:list>
                <text:list-header>
                  <text:p text:style-name="P27">« agis de telle sorte que tu traites l’humanité aussi bien dans ta personne que dans la personne de tout autre toujours en même temps comme une fin et jamais simplement comme un moyen » <text:span text:style-name="T4">(citation hors texte)</text:span></text:p>
                </text:list-header>
              </text:list>
            </text:list-item>
          </text:list>
        </text:list-item>
      </text:list>
      <text:p text:style-name="P8"/>
      <text:p text:style-name="P9"/>
      <text:p text:style-name="P9">Conclusion :</text:p>
      <text:p text:style-name="P9"/>
      <text:p text:style-name="P9">La liberté vise le bien, mais la liberté est toujours celle d’un individu unique, membre d’une société donnée, et qui est aussi un homme. Donc le but de l’homme peut se découvrir si on remarque que l’homme a une intelligence et une volonté, qu’il est fait pour le vrai et le bien, lequel passe par la reconnaissance des autres hommes comme des fins en soit.</text:p>
      <text:p text:style-name="P9"/>
      <text:p text:style-name="P9"/>
      <text:p text:style-name="P10"/>
      <text:p text:style-name="P11">Annexe :</text:p>
      <text:list xml:id="list7333747146300852955" text:style-name="L3">
        <text:list-item>
          <text:p text:style-name="P28">Les différents courants en morale</text:p>
          <text:list>
            <text:list-item>
              <text:p text:style-name="P28">Le déontologisme </text:p>
              <text:list>
                <text:list-item>
                  <text:p text:style-name="P28">Certains actes sont immoraux, quelques soit leurs conséquences</text:p>
                  <text:p text:style-name="P28">L’acte sera moral s’il satisfait certains principes, quelques soit les conséquences</text:p>
                </text:list-item>
              </text:list>
            </text:list-item>
            <text:list-item>
              <text:p text:style-name="P28">L’utilitarisme (ou conséquencialisme)</text:p>
              <text:list>
                <text:list-item>
                  <text:p text:style-name="P28">Une action est morale si elle maximise le bien-être</text:p>
                </text:list-item>
              </text:list>
            </text:list-item>
            <text:list-item>
              <text:p text:style-name="P28">Une doctrine mixte, sans nom, celle de l’église catholique</text:p>
              <text:list>
                <text:list-item>
                  <text:p text:style-name="P28">Certains actes sont toujours immoraux, mais il faut toujours prendre en compte les circonstances</text:p>
                </text:list-item>
                <text:list-item>
                  <text:p text:style-name="P29">Les 3 sources de la moralité :</text:p>
                  <text:list>
                    <text:list-item>
                      <text:p text:style-name="P29">L’intention</text:p>
                    </text:list-item>
                    <text:list-item>
                      <text:p text:style-name="P29">L’action elle même</text:p>
                    </text:list-item>
                    <text:list-item>
                      <text:p text:style-name="P29">Les circonstances (les conséquences en font parti)</text:p>
                    </text:list-item>
                  </text:list>
                </text:list-item>
              </text:list>
            </text:list-item>
          </text:list>
          <text:p text:style-name="P29"/>
          <text:p text:style-name="P29">Exemples :</text:p>
          <text:list text:continue-numbering="true">
            <text:list-item>
              <text:p text:style-name="P29">Le vol</text:p>
              <text:list>
                <text:list-item>
                  <text:p text:style-name="P29">Selon Thomas D’Aquin, si le voleur est dans la misère, son vol n’est pas immoral</text:p>
                </text:list-item>
              </text:list>
            </text:list-item>
            <text:list-item>
              <text:p text:style-name="P29">D’après Judith Thomson et Philippa Foot :</text:p>
              <text:list>
                <text:list-header>
                  <text:p text:style-name="P29">Un tramway sans frein, 5 personnes <text:span text:style-name="T5">sur les rails. On peut actionner un levier pour dévier la trajectoire du tramway, mais il y a 1 personne sur la voie secondaire. Faut-il tirer le levier ?</text:span></text:p>
                  <text:list>
                    <text:list-header>
                      <text:p text:style-name="P30">La plupart répondent oui</text:p>
                    </text:list-header>
                  </text:list>
                </text:list-header>
              </text:list>
              <text:p text:style-name="P30">Détournement :</text:p>
              <text:list text:continue-numbering="true">
                <text:list-header>
                  <text:p text:style-name="P30">Pas de voie secondaire. Il y a un homme obèse sur le bord, et on peut le pousser pour que son obésité bloque le tramway. Faut-il le faire ?</text:p>
                  <text:list>
                    <text:list-header>
                      <text:p text:style-name="P30">L’utilitarisme dit que oui</text:p>
                      <text:p text:style-name="P30">La plupart répondent non, certainement parce que le contact humain <text:span text:style-name="T6">impose</text:span> une charge émotionnelle importante</text:p>
                    </text:list-header>
                  </text:list>
                </text:list-header>
              </text:list>
              <text:p text:style-name="P30"><text:span text:style-name="T6">Adaptation</text:span> :</text:p>
              <text:list text:continue-numbering="true">
                <text:list-header>
                  <text:p text:style-name="P30">Cette fois, il s’agit d’actionner un levier pour ouvrir une trappe qui le fera tomber dans les rails.</text:p>
                  <text:list>
                    <text:list-header>
                      <text:p text:style-name="P31">Là encore, la plupart ne le feraient pas</text:p>
                    </text:list-header>
                  </text:list>
                </text:list-header>
              </text:list>
              <text:p text:style-name="P31"/>
              <text:p text:style-name="P32">Dans le 3<text:span text:style-name="T7">e</text:span> cas de figure, la personne est le moyen de sauver les 5 autres</text:p>
              <text:p text:style-name="P32">Dans le 1<text:span text:style-name="T7">er</text:span> cas de figure, la personne est juste un dommage collatéral</text:p>
              <text:p text:style-name="P32"/>
              <text:p text:style-name="P32">Critères pour distinguer les cas de figures :</text:p>
              <text:list text:continue-numbering="true">
                <text:list-item>
                  <text:p text:style-name="P32">Il faut que l’action soit en elle-même bonne ou moralement neutre</text:p>
                </text:list-item>
                <text:list-item>
                  <text:p text:style-name="P32">Il ne faut pas que l’effet mauvais soit la cause de l’effet bon</text:p>
                </text:list-item>
              </text:list>
              <text:p text:style-name="P32"/>
            </text:list-item>
            <text:list-item>
              <text:p text:style-name="P33">Doctrine du double effet :</text:p>
              <text:list>
                <text:list-item>
                  <text:p text:style-name="P33">Faire une même action dans deux contextes différent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Segoe UI" svg:font-family="'Segoe UI'" style:font-adornments="Norm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08:40:00.307000000</meta:creation-date>
    <dc:date>2018-12-07T15:41:14.083000000</dc:date>
    <meta:editing-duration>PT31M26S</meta:editing-duration>
    <meta:editing-cycles>7</meta:editing-cycles>
    <meta:generator>LibreOffice/5.1.6.2$Windows_x86 LibreOffice_project/07ac168c60a517dba0f0d7bc7540f5afa45f0909</meta:generator>
    <meta:document-statistic meta:table-count="0" meta:image-count="0" meta:object-count="0" meta:page-count="4" meta:paragraph-count="112" meta:word-count="1168" meta:character-count="6194" meta:non-whitespace-character-count="5207"/>
  </office:meta>
</office:document-meta>
</file>